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Wingdings" svg:font-family="Wingdings"/>
    <style:font-face style:name="Palatino-Roman" svg:font-family="Palatino-Roman" style:font-family-generic="roman"/>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text-properties fo:font-variant="normal" fo:text-transform="none" style:font-name="Times New Roman" fo:font-style="normal"/>
    </style:style>
    <style:style style:name="P2" style:family="paragraph" style:parent-style-name="Text_20_body">
      <style:text-properties fo:font-weight="bold"/>
    </style:style>
    <style:style style:name="P3" style:family="paragraph" style:parent-style-name="Text_20_body">
      <style:text-properties fo:font-size="11pt"/>
    </style:style>
    <style:style style:name="P4" style:family="paragraph" style:parent-style-name="Text_20_body">
      <style:text-properties fo:font-size="11pt" style:text-underline-style="solid" style:text-underline-width="auto" style:text-underline-color="font-color"/>
    </style:style>
    <style:style style:name="P5" style:family="paragraph" style:parent-style-name="Text_20_body">
      <style:paragraph-properties fo:margin-left="1in" fo:margin-right="0in" fo:margin-top="0in" fo:margin-bottom="0in" style:contextual-spacing="false" fo:text-indent="0in" style:auto-text-indent="false"/>
      <style:text-properties style:font-name="Trebuchet MS" fo:font-size="11pt"/>
    </style:style>
    <style:style style:name="P6" style:family="paragraph" style:parent-style-name="Text_20_body">
      <style:paragraph-properties fo:margin-left="1in" fo:margin-right="0in" fo:margin-top="0in" fo:margin-bottom="0in" style:contextual-spacing="false" fo:line-height="100%" fo:text-indent="0in" style:auto-text-indent="false"/>
      <style:text-properties style:font-name="Trebuchet MS" fo:font-size="11pt"/>
    </style:style>
    <style:style style:name="P7" style:family="paragraph" style:parent-style-name="Text_20_body">
      <style:paragraph-properties fo:margin-left="1in" fo:margin-right="0in" fo:margin-top="0in" fo:margin-bottom="0in" style:contextual-spacing="false" fo:line-height="100%" fo:text-indent="0in" style:auto-text-indent="false"/>
    </style:style>
    <style:style style:name="P8" style:family="paragraph" style:parent-style-name="Text_20_body">
      <style:paragraph-properties fo:margin-top="0in" fo:margin-bottom="0in" style:contextual-spacing="false"/>
      <style:text-properties style:font-name="Liberation Serif" fo:font-size="11pt"/>
    </style:style>
    <style:style style:name="P9" style:family="paragraph" style:parent-style-name="Text_20_body">
      <style:paragraph-properties fo:margin-left="0.9846in" fo:margin-right="0in" fo:margin-top="0in" fo:margin-bottom="0in" style:contextual-spacing="false" fo:line-height="100%" fo:text-indent="0in" style:auto-text-indent="false"/>
      <style:text-properties style:font-name="Trebuchet MS" fo:font-size="11pt" officeooo:rsid="001eeefe" officeooo:paragraph-rsid="001eeefe"/>
    </style:style>
    <style:style style:name="P10" style:family="paragraph" style:parent-style-name="Text_20_body">
      <style:text-properties fo:font-size="11pt" officeooo:paragraph-rsid="0026e0e4"/>
    </style:style>
    <style:style style:name="P11" style:family="paragraph" style:parent-style-name="Text_20_body">
      <style:text-properties fo:font-size="10pt" officeooo:paragraph-rsid="0026e0e4" style:font-size-asian="10pt" style:font-size-complex="10pt"/>
    </style:style>
    <style:style style:name="P12" style:family="paragraph" style:parent-style-name="Text_20_body">
      <style:text-properties fo:font-size="10pt" officeooo:rsid="0031cdd4" officeooo:paragraph-rsid="0031cdd4" style:font-size-asian="10pt" style:font-size-complex="10pt"/>
    </style:style>
    <style:style style:name="P13" style:family="paragraph" style:parent-style-name="Text_20_body">
      <style:text-properties fo:font-size="10pt" officeooo:rsid="0037fe18" officeooo:paragraph-rsid="0037fe18" style:font-size-asian="10pt" style:font-size-complex="10pt"/>
    </style:style>
    <style:style style:name="P14" style:family="paragraph" style:parent-style-name="Text_20_body">
      <style:text-properties fo:font-size="10pt" officeooo:rsid="003bc5ee" officeooo:paragraph-rsid="003bc5ee" style:font-size-asian="10pt" style:font-size-complex="10pt"/>
    </style:style>
    <style:style style:name="P15" style:family="paragraph" style:parent-style-name="Text_20_body">
      <style:text-properties fo:font-size="10pt" officeooo:paragraph-rsid="003bb0dd"/>
    </style:style>
    <style:style style:name="P16" style:family="paragraph" style:parent-style-name="Text_20_body">
      <style:text-properties officeooo:paragraph-rsid="0026e0e4"/>
    </style:style>
    <style:style style:name="P17" style:family="paragraph" style:parent-style-name="Text_20_body">
      <style:paragraph-properties fo:margin-left="0in" fo:margin-right="0in" fo:text-indent="0in" style:auto-text-indent="false"/>
      <style:text-properties fo:font-size="11pt" officeooo:paragraph-rsid="001f6b1a"/>
    </style:style>
    <style:style style:name="P18" style:family="paragraph" style:parent-style-name="Text_20_body">
      <style:paragraph-properties fo:margin-left="0in" fo:margin-right="0in" fo:text-indent="0in" style:auto-text-indent="false"/>
      <style:text-properties fo:font-size="11pt" officeooo:paragraph-rsid="0026e0e4"/>
    </style:style>
    <style:style style:name="P19" style:family="paragraph" style:parent-style-name="Text_20_body">
      <style:paragraph-properties fo:margin-left="0in" fo:margin-right="0in" fo:text-indent="0in" style:auto-text-indent="false"/>
      <style:text-properties style:font-name="Menlo" fo:font-size="10pt" officeooo:rsid="0026e0e4" officeooo:paragraph-rsid="0026e0e4" style:font-size-asian="10pt" style:font-size-complex="10pt"/>
    </style:style>
    <style:style style:name="P20" style:family="paragraph" style:parent-style-name="Text_20_body">
      <style:paragraph-properties fo:margin-left="0in" fo:margin-right="0in" fo:text-indent="0in" style:auto-text-indent="false"/>
      <style:text-properties style:font-name="Menlo" fo:font-size="10pt" officeooo:rsid="0026e0e4" officeooo:paragraph-rsid="0031fa08" style:font-size-asian="10pt" style:font-size-complex="10pt"/>
    </style:style>
    <style:style style:name="P21" style:family="paragraph" style:parent-style-name="Text_20_body">
      <style:paragraph-properties fo:margin-left="0in" fo:margin-right="0in" fo:margin-top="0in" fo:margin-bottom="0in" style:contextual-spacing="false" fo:line-height="100%" fo:text-indent="0in" style:auto-text-indent="false"/>
      <style:text-properties style:font-name="Menlo" fo:font-size="10pt" officeooo:rsid="0030b99d" officeooo:paragraph-rsid="0030b99d" style:font-size-asian="8.75pt" style:font-size-complex="10pt"/>
    </style:style>
    <style:style style:name="P22" style:family="paragraph" style:parent-style-name="Text_20_body">
      <style:paragraph-properties fo:margin-left="0in" fo:margin-right="0in" fo:margin-top="0in" fo:margin-bottom="0in" style:contextual-spacing="false" fo:line-height="100%" fo:text-indent="0in" style:auto-text-indent="false"/>
      <style:text-properties fo:font-size="10pt" officeooo:paragraph-rsid="0026e0e4" style:font-size-asian="10pt" style:font-size-complex="10pt"/>
    </style:style>
    <style:style style:name="P23" style:family="paragraph" style:parent-style-name="Text_20_body">
      <style:paragraph-properties fo:margin-left="0in" fo:margin-right="0in" fo:margin-top="0in" fo:margin-bottom="0in" style:contextual-spacing="false" fo:line-height="100%" fo:text-indent="0in" style:auto-text-indent="false"/>
      <style:text-properties fo:font-size="10pt" officeooo:rsid="002a7aed" officeooo:paragraph-rsid="002a7aed" style:font-size-asian="10pt" style:font-size-complex="10pt"/>
    </style:style>
    <style:style style:name="P24" style:family="paragraph" style:parent-style-name="Text_20_body">
      <style:paragraph-properties fo:margin-left="0in" fo:margin-right="0in" fo:margin-top="0in" fo:margin-bottom="0in" style:contextual-spacing="false" fo:line-height="100%" fo:text-indent="0in" style:auto-text-indent="false"/>
      <style:text-properties fo:font-size="10pt" officeooo:rsid="002a7aed" officeooo:paragraph-rsid="002a8285" style:font-size-asian="10pt" style:font-size-complex="10pt"/>
    </style:style>
    <style:style style:name="P25" style:family="paragraph" style:parent-style-name="Text_20_body">
      <style:paragraph-properties fo:margin-left="0in" fo:margin-right="0in" fo:margin-top="0in" fo:margin-bottom="0in" style:contextual-spacing="false" fo:line-height="100%" fo:text-indent="0in" style:auto-text-indent="false"/>
      <style:text-properties fo:font-size="10pt" officeooo:rsid="002dd1ba" officeooo:paragraph-rsid="002dd1ba" style:font-size-asian="10pt" style:font-size-complex="10pt"/>
    </style:style>
    <style:style style:name="P26" style:family="paragraph" style:parent-style-name="Text_20_body">
      <style:paragraph-properties fo:margin-left="0in" fo:margin-right="0in" fo:margin-top="0in" fo:margin-bottom="0in" style:contextual-spacing="false" fo:line-height="100%" fo:text-indent="0in" style:auto-text-indent="false"/>
      <style:text-properties fo:font-size="10pt" officeooo:rsid="00314488" officeooo:paragraph-rsid="00314488" style:font-size-asian="10pt" style:font-size-complex="10pt"/>
    </style:style>
    <style:style style:name="P27" style:family="paragraph" style:parent-style-name="Text_20_body">
      <style:paragraph-properties fo:margin-left="0in" fo:margin-right="0in" fo:margin-top="0in" fo:margin-bottom="0in" style:contextual-spacing="false" fo:line-height="100%" fo:text-indent="0in" style:auto-text-indent="false"/>
      <style:text-properties fo:font-size="10pt" officeooo:rsid="00314488" officeooo:paragraph-rsid="0031ab1f" style:font-size-asian="10pt" style:font-size-complex="10pt"/>
    </style:style>
    <style:style style:name="P28" style:family="paragraph" style:parent-style-name="Text_20_body">
      <style:paragraph-properties fo:margin-left="0in" fo:margin-right="0in" fo:margin-top="0in" fo:margin-bottom="0in" style:contextual-spacing="false" fo:line-height="100%" fo:text-indent="0in" style:auto-text-indent="false"/>
      <style:text-properties fo:font-size="10pt" officeooo:rsid="0031cdd4" officeooo:paragraph-rsid="0031cdd4" style:font-size-asian="10pt" style:font-size-complex="10pt"/>
    </style:style>
    <style:style style:name="P29" style:family="paragraph" style:parent-style-name="Text_20_body">
      <style:paragraph-properties fo:margin-left="0in" fo:margin-right="0in" fo:margin-top="0in" fo:margin-bottom="0in" style:contextual-spacing="false" fo:line-height="100%" fo:text-indent="0in" style:auto-text-indent="false"/>
      <style:text-properties fo:font-size="11pt" officeooo:paragraph-rsid="002a7aed"/>
    </style:style>
    <style:style style:name="P30" style:family="paragraph" style:parent-style-name="Text_20_body">
      <style:paragraph-properties fo:margin-left="1in" fo:margin-right="0in" fo:margin-top="0in" fo:margin-bottom="0in" style:contextual-spacing="false" fo:text-indent="0in" style:auto-text-indent="false"/>
      <style:text-properties style:font-name="Trebuchet MS" fo:font-size="11pt"/>
    </style:style>
    <style:style style:name="P31" style:family="paragraph" style:parent-style-name="Text_20_body">
      <style:paragraph-properties fo:margin-left="1in" fo:margin-right="0in" fo:margin-top="0in" fo:margin-bottom="0in" style:contextual-spacing="false" fo:line-height="100%" fo:text-indent="0in" style:auto-text-indent="false"/>
      <style:text-properties style:font-name="Trebuchet MS" fo:font-size="11pt"/>
    </style:style>
    <style:style style:name="P32" style:family="paragraph" style:parent-style-name="Text_20_body">
      <style:paragraph-properties fo:margin-left="1in" fo:margin-right="0in" fo:margin-top="0in" fo:margin-bottom="0in" style:contextual-spacing="false" fo:line-height="100%" fo:text-indent="0in" style:auto-text-indent="false"/>
      <style:text-properties officeooo:paragraph-rsid="0026e0e4"/>
    </style:style>
    <style:style style:name="P33" style:family="paragraph" style:parent-style-name="Text_20_body">
      <style:paragraph-properties fo:margin-top="0in" fo:margin-bottom="0in" style:contextual-spacing="false" fo:line-height="100%"/>
      <style:text-properties fo:font-size="11pt" officeooo:rsid="001eeefe" officeooo:paragraph-rsid="001eeefe"/>
    </style:style>
    <style:style style:name="P34" style:family="paragraph" style:parent-style-name="Text_20_body">
      <style:paragraph-properties fo:margin-top="0in" fo:margin-bottom="0in" style:contextual-spacing="false" fo:line-height="100%"/>
      <style:text-properties style:font-name="Menlo" fo:font-size="10pt" officeooo:rsid="0030b99d" officeooo:paragraph-rsid="0030b99d" style:font-size-asian="8.75pt" style:font-size-complex="10pt"/>
    </style:style>
    <style:style style:name="P35" style:family="paragraph" style:parent-style-name="Text_20_body">
      <style:paragraph-properties fo:margin-top="0in" fo:margin-bottom="0in" style:contextual-spacing="false" fo:line-height="100%"/>
      <style:text-properties style:font-name="Menlo" fo:font-size="10pt" officeooo:rsid="00314488" officeooo:paragraph-rsid="00314488" style:font-size-asian="8.75pt" style:font-size-complex="10pt"/>
    </style:style>
    <style:style style:name="P36" style:family="paragraph" style:parent-style-name="Text_20_body">
      <style:paragraph-properties fo:margin-top="0in" fo:margin-bottom="0in" style:contextual-spacing="false" fo:line-height="100%"/>
      <style:text-properties style:font-name="Menlo" fo:font-size="10pt" officeooo:rsid="0031fa08" officeooo:paragraph-rsid="0031fa08" style:font-size-asian="8.75pt" style:font-size-complex="10pt"/>
    </style:style>
    <style:style style:name="P37" style:family="paragraph" style:parent-style-name="Text_20_body">
      <style:paragraph-properties fo:margin-top="0in" fo:margin-bottom="0in" style:contextual-spacing="false" fo:line-height="100%"/>
      <style:text-properties style:font-name="Menlo" fo:font-size="10pt" officeooo:rsid="0035ee6d" officeooo:paragraph-rsid="0035ee6d" style:font-size-asian="8.75pt" style:font-size-complex="10pt"/>
    </style:style>
    <style:style style:name="P38" style:family="paragraph" style:parent-style-name="Text_20_body">
      <style:paragraph-properties fo:margin-top="0in" fo:margin-bottom="0in" style:contextual-spacing="false" fo:line-height="100%"/>
      <style:text-properties style:font-name="Menlo" fo:font-size="10pt" officeooo:rsid="00361467" officeooo:paragraph-rsid="00361467" style:font-size-asian="8.75pt" style:font-size-complex="10pt"/>
    </style:style>
    <style:style style:name="T1" style:family="text">
      <style:text-properties fo:font-variant="normal" fo:text-transform="none" style:font-name="Wingdings" fo:font-size="11pt"/>
    </style:style>
    <style:style style:name="T2" style:family="text">
      <style:text-properties fo:font-variant="normal" fo:text-transform="none" fo:font-size="11pt"/>
    </style:style>
    <style:style style:name="T3" style:family="text">
      <style:text-properties style:font-name="Wingdings" fo:font-size="11pt"/>
    </style:style>
    <style:style style:name="T4" style:family="text">
      <style:text-properties fo:font-size="11pt"/>
    </style:style>
    <style:style style:name="T5" style:family="text">
      <style:text-properties fo:font-size="11pt" officeooo:rsid="001e5dd2"/>
    </style:style>
    <style:style style:name="T6" style:family="text">
      <style:text-properties style:text-position="-33% 80%"/>
    </style:style>
    <style:style style:name="T7" style:family="text">
      <style:text-properties style:text-position="-33% 80%" fo:font-size="11pt"/>
    </style:style>
    <style:style style:name="T8" style:family="text">
      <style:text-properties fo:font-style="italic"/>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35ee6d"/>
    </style:style>
    <style:style style:name="T11" style:family="text">
      <style:text-properties officeooo:rsid="001f6b1a"/>
    </style:style>
    <style:style style:name="T12" style:family="text">
      <style:text-properties officeooo:rsid="00204999"/>
    </style:style>
    <style:style style:name="T13" style:family="text">
      <style:text-properties fo:color="#141413" style:font-name="Liberation Serif" officeooo:rsid="0021b622" style:font-size-asian="11pt" style:font-size-complex="11pt"/>
    </style:style>
    <style:style style:name="T14" style:family="text">
      <style:text-properties fo:color="#141413" style:font-name="Menlo" style:font-size-asian="11pt" style:font-size-complex="11pt"/>
    </style:style>
    <style:style style:name="T15" style:family="text">
      <style:text-properties fo:color="#141413" style:font-name="Menlo" officeooo:rsid="0026e0e4" style:font-size-asian="11pt" style:font-size-complex="11pt"/>
    </style:style>
    <style:style style:name="T16" style:family="text">
      <style:text-properties fo:color="#141413" style:font-name="Menlo" officeooo:rsid="0031fa08" style:font-size-asian="11pt" style:font-size-complex="11pt"/>
    </style:style>
    <style:style style:name="T17" style:family="text">
      <style:text-properties fo:color="#141413" style:font-name="Menlo" officeooo:rsid="0036d69c" style:font-size-asian="11pt" style:font-size-complex="11pt"/>
    </style:style>
    <style:style style:name="T18" style:family="text">
      <style:text-properties fo:color="#141413" style:font-name="Menlo" officeooo:rsid="0037fe18" style:font-size-asian="11pt" style:font-size-complex="11pt"/>
    </style:style>
    <style:style style:name="T19" style:family="text">
      <style:text-properties officeooo:rsid="0021b622"/>
    </style:style>
    <style:style style:name="T20" style:family="text">
      <style:text-properties officeooo:rsid="0021c0fe"/>
    </style:style>
    <style:style style:name="T21" style:family="text">
      <style:text-properties style:font-name="Liberation Serif" style:font-size-asian="11pt" style:font-size-complex="11pt"/>
    </style:style>
    <style:style style:name="T22" style:family="text">
      <style:text-properties style:font-name="Menlo"/>
    </style:style>
    <style:style style:name="T23" style:family="text">
      <style:text-properties style:font-name="Menlo" officeooo:rsid="0026e0e4"/>
    </style:style>
    <style:style style:name="T24" style:family="text">
      <style:text-properties style:font-name="Menlo" officeooo:rsid="0026e0e4" style:font-size-asian="10pt" style:font-size-complex="10pt"/>
    </style:style>
    <style:style style:name="T25" style:family="text">
      <style:text-properties style:font-name="Menlo" officeooo:rsid="003b86fb" style:font-size-asian="10pt" style:font-size-complex="10pt"/>
    </style:style>
    <style:style style:name="T26" style:family="text">
      <style:text-properties style:font-name="Menlo" officeooo:rsid="003bb0dd" style:font-size-asian="10pt" style:font-size-complex="10pt"/>
    </style:style>
    <style:style style:name="T27" style:family="text">
      <style:text-properties style:font-name="Menlo" officeooo:rsid="003c0e79"/>
    </style:style>
    <style:style style:name="T28" style:family="text">
      <style:text-properties style:font-name="Menlo" officeooo:rsid="003db170"/>
    </style:style>
    <style:style style:name="T29" style:family="text">
      <style:text-properties style:font-name="Menlo" officeooo:rsid="003f624a"/>
    </style:style>
    <style:style style:name="T30" style:family="text">
      <style:text-properties officeooo:rsid="00290316"/>
    </style:style>
    <style:style style:name="T31" style:family="text">
      <style:text-properties officeooo:rsid="0029d641"/>
    </style:style>
    <style:style style:name="T32" style:family="text">
      <style:text-properties style:text-position="sub 58%" style:font-name="Menlo"/>
    </style:style>
    <style:style style:name="T33" style:family="text">
      <style:text-properties style:text-position="sub 58%" style:font-name="Menlo" officeooo:rsid="002a8285"/>
    </style:style>
    <style:style style:name="T34" style:family="text">
      <style:text-properties style:text-position="sub 58%" style:font-name="Menlo" officeooo:rsid="00314488"/>
    </style:style>
    <style:style style:name="T35" style:family="text">
      <style:text-properties style:text-position="sub 58%" style:font-name="Menlo" officeooo:rsid="0031ab1f"/>
    </style:style>
    <style:style style:name="T36" style:family="text">
      <style:text-properties style:text-position="0% 100%" style:font-name="Menlo"/>
    </style:style>
    <style:style style:name="T37" style:family="text">
      <style:text-properties style:text-position="0% 100%" style:font-name="Menlo" officeooo:rsid="002a8285"/>
    </style:style>
    <style:style style:name="T38" style:family="text">
      <style:text-properties style:text-position="0% 100%" style:font-name="Menlo" officeooo:rsid="0026e0e4"/>
    </style:style>
    <style:style style:name="T39" style:family="text">
      <style:text-properties style:text-position="0% 100%" style:font-name="Menlo" officeooo:rsid="002b907e"/>
    </style:style>
    <style:style style:name="T40" style:family="text">
      <style:text-properties style:text-position="0% 100%" style:font-name="Menlo" officeooo:rsid="002d89da"/>
    </style:style>
    <style:style style:name="T41" style:family="text">
      <style:text-properties style:text-position="0% 100%" style:font-name="Menlo" officeooo:rsid="002fac61"/>
    </style:style>
    <style:style style:name="T42" style:family="text">
      <style:text-properties style:text-position="0% 100%" style:font-name="Menlo" officeooo:rsid="00314488"/>
    </style:style>
    <style:style style:name="T43" style:family="text">
      <style:text-properties style:text-position="0% 100%" style:font-name="Menlo" officeooo:rsid="0031ab1f"/>
    </style:style>
    <style:style style:name="T44" style:family="text">
      <style:text-properties style:text-position="0% 100%" style:font-name="Menlo" officeooo:rsid="0036d69c"/>
    </style:style>
    <style:style style:name="T45" style:family="text">
      <style:text-properties officeooo:rsid="0031fa08"/>
    </style:style>
    <style:style style:name="T46" style:family="text">
      <style:text-properties officeooo:rsid="0035ee6d"/>
    </style:style>
    <style:style style:name="T47" style:family="text">
      <style:text-properties style:text-underline-style="none"/>
    </style:style>
    <style:style style:name="T48" style:family="text">
      <style:text-properties style:text-line-through-style="solid" style:text-line-through-type="single" officeooo:rsid="0021b622"/>
    </style:style>
    <style:style style:name="T49" style:family="text">
      <style:text-properties officeooo:rsid="0039b1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Homework 4</text:h>
      <text:p text:style-name="P2">Normalization, data storage and transaction management</text:p>
      <text:p text:style-name="P3">Total points: 40</text:p>
      <text:p text:style-name="Text_20_body"/>
      <text:p text:style-name="P3">Complete the following exercises (some are from the textbook). Submit a document with your solutions. </text:p>
      <text:p text:style-name="P4">Chapter 7</text:p>
      <text:p text:style-name="P3">8.21 (4 pts.) Use the schema given in this exercise. Ignore the double arrow and assume that it is a single arrow that represents a functional dependency. Take each of the two relations and specify which normal form they are in. Then normalize them to 3NF. Hint: AccessionNo and userid are the primary keys.</text:p>
      <text:p text:style-name="P9">books(<text:span text:style-name="T9">accessionno</text:span>, isbn, title, author, publisher) </text:p>
      <text:p text:style-name="P9">users(<text:span text:style-name="T9">userid</text:span>, name, deptid, deptname) </text:p>
      <text:p text:style-name="P9">accessionno → isbn </text:p>
      <text:p text:style-name="P9">isbn → title </text:p>
      <text:p text:style-name="P9">isbn → publisher </text:p>
      <text:p text:style-name="P9">isbn →→ author </text:p>
      <text:p text:style-name="P9">userid → name </text:p>
      <text:p text:style-name="P9">userid → deptid </text:p>
      <text:p text:style-name="P9">deptid → deptname</text:p>
      <text:p text:style-name="P33"/>
      <text:p text:style-name="P34">Response:</text:p>
      <text:p text:style-name="P35"><text:tab/>Both the relations books and users are in second normal form, as there are no partial keys.</text:p>
      <text:p text:style-name="P35">Normalize to 3nf by removing the transitive <text:span text:style-name="T45">relations:</text:span></text:p>
      <text:p text:style-name="P36">books:<text:tab/><text:span text:style-name="T46">books1(</text:span><text:span text:style-name="T10">accessionno</text:span><text:span text:style-name="T46">, isbn)<text:tab/>books2(</text:span><text:span text:style-name="T10">isbn</text:span><text:span text:style-name="T46">, title, publisher, author)</text:span></text:p>
      <text:p text:style-name="P37">users:<text:tab/>users1(<text:span text:style-name="T9">userid</text:span>, name, deptid)<text:tab/>users2(<text:span text:style-name="T9">deptid</text:span>, deptname)</text:p>
      <text:p text:style-name="P37"/>
      <text:p text:style-name="P37"/>
      <text:p text:style-name="P3">8.35 (5 pts.) – This question is not included in the textbook.</text:p>
      <text:p text:style-name="Text_20_body"><text:span text:style-name="T3">Ø</text:span><text:span text:style-name="T1"> </text:span><text:span text:style-name="T4">Consider the relation R(A,B,C,D,E,F,G,H) in which ABC is the primary key. If the following dependencies hold in this relation, is this relation in 3NF? If not, which normal form does it satisfy? Reduce it to 3NF.</text:span></text:p>
      <text:p text:style-name="P6">AB -&gt; D</text:p>
      <text:p text:style-name="P6">C -&gt; H</text:p>
      <text:p text:style-name="P6">EF-&gt; G</text:p>
      <text:p text:style-name="P34">Response:</text:p>
      <text:p text:style-name="P37">The relation is in 1nf.</text:p>
      <text:p text:style-name="P37"/>
      <text:p text:style-name="P38">R -&gt; 3NF:<text:tab/>R1(<text:span text:style-name="T9">A</text:span>,<text:span text:style-name="T9">B</text:span>,<text:span text:style-name="T49">D</text:span>)<text:tab/>R2(<text:span text:style-name="T9">C</text:span><text:span text:style-name="T47">,H)<text:tab/>R3(</text:span><text:span text:style-name="T9">E</text:span><text:span text:style-name="T47">,</text:span><text:span text:style-name="T9">F</text:span><text:span text:style-name="T47">,G)</text:span></text:p>
      <text:p text:style-name="P38"><text:span text:style-name="T47"/></text:p>
      <text:p text:style-name="P21"/>
      <text:p text:style-name="P4">Chapter 11</text:p>
      <text:p text:style-name="P17">11.15 (2 pts.) <text:span text:style-name="T11">When is it preferable to use a dense index rather than a sparse index? Explain your answer.</text:span></text:p>
      <text:p text:style-name="P20">Response: </text:p>
      <text:p text:style-name="P20"><text:span text:style-name="T46">It is preferable to use a dense index in situations when the data isn't ordered; </text:span><text:soft-page-break/><text:span text:style-name="T46">using a sparse index only gives you a block pointer, in unordered situations that wouldn't be enough to find a record.</text:span></text:p>
      <text:p text:style-name="P20"/>
      <text:p text:style-name="P18">11.16 (2 pts.) <text:span text:style-name="T12">What is the difference between a clustering index and a secondary index?</text:span></text:p>
      <text:p text:style-name="P19">Response: <text:span text:style-name="T30">Clustering and secondary indexes are both indexes that are based on keys that are not primary nor candidate keys, however clustering indexes are on search keys that are ordered, while secondary indexes are on not ordered keys, so clustering indexes can point to blocks, while secondary indexes need to point to individual records.</text:span></text:p>
      <text:p text:style-name="P19"/>
      <text:p text:style-name="P18">11.19 (3 pts.) <text:span text:style-name="T12">Explain the distinction between closed and open hashing. Discuss the relative merits of each technique in database applications.</text:span></text:p>
      <text:p text:style-name="P19">Response: <text:span text:style-name="T31">Closed and open hashing are both responses to collisions and bucket overflow; closed hashing is the concept of creating overflow buckets and chaining or connecting the initial and new buckets together in some way, while open hashing is where collisions can allow keys to move into adjacent/other buckets. The value of open hashing is that it is a much faster way to solve collisions, however, it is completely useless in database applications where the data would then have to be retrieved later.</text:span></text:p>
      <text:p text:style-name="P19"/>
      <text:p text:style-name="P18">11.21 (2 pts.) <text:span text:style-name="T12">Why is a hash structure not the best choice for a search key on which range queries are likely?</text:span></text:p>
      <text:p text:style-name="P19">Response: <text:span text:style-name="T31">Data in a hash structure is not necessarily stored sequentially, so range queries (where data is looked at within a sequence) would have be converted into something else.</text:span></text:p>
      <text:p text:style-name="P19"/>
      <text:p text:style-name="P3">11.29 (5 pts.) – This question is not included in the textbook. This material is covered in the lectures.</text:p>
      <text:p text:style-name="Text_20_body"><text:span text:style-name="T3">Ø</text:span><text:span text:style-name="T1"> </text:span><text:span text:style-name="T4">Consider a disk with the following parameters:</text:span></text:p>
      <text:p text:style-name="P5">B = 512 bytes</text:p>
      <text:p text:style-name="P5">P = 6 bytes</text:p>
      <text:p text:style-name="P5">P<text:span text:style-name="T6">r</text:span> = 7 bytes</text:p>
      <text:p text:style-name="P8">and an Employee data file with the following parameters:</text:p>
      <text:p text:style-name="P5">r = 30000</text:p>
      <text:p text:style-name="P5">R = 115 bytes</text:p>
      <text:p text:style-name="P5">bfr = 4 records/block</text:p>
      <text:p text:style-name="P3">Suppose the file is not ordered by the key field SSN (9 bytes) and we want to construct a <text:span text:style-name="T8">secondary index</text:span> with record pointers on SSN. Calculate the following:</text:p>
      <text:p text:style-name="P7"><text:span text:style-name="T4">a.</text:span><text:span text:style-name="T2"> </text:span><text:span text:style-name="T4">The index blocking factor, bfr</text:span><text:span text:style-name="T7">i</text:span><text:span text:style-name="T4">.</text:span></text:p>
      <text:p text:style-name="P7"><text:span text:style-name="T4">b.</text:span><text:span text:style-name="T2"> </text:span><text:span text:style-name="T4">The number of first-level index entries and the number of number of first-level index blocks.</text:span></text:p>
      <text:p text:style-name="P7"><text:span text:style-name="T4">c.</text:span><text:span text:style-name="T2"> </text:span><text:span text:style-name="T4">The number of levels needed if we make it into a multi-level index</text:span></text:p>
      <text:p text:style-name="P7"><text:span text:style-name="T4">d.</text:span><text:span text:style-name="T2"> </text:span><text:span text:style-name="T4">The total number of blocks required by the multi-level index</text:span></text:p>
      <text:p text:style-name="P32"><text:soft-page-break/><text:span text:style-name="T4">e.</text:span><text:span text:style-name="T2"> </text:span><text:span text:style-name="T4">The number of block accesses needed to search for and retrieve a record from the file</text:span><text:span text:style-name="T5"> – </text:span><text:span text:style-name="T4">given its SSN value</text:span><text:span text:style-name="T5"> – </text:span><text:span text:style-name="T4">using the primary index.</text:span></text:p>
      <text:p text:style-name="P32"><text:span text:style-name="T4"/></text:p>
      <text:p text:style-name="P22"><text:span text:style-name="T23">Response:</text:span></text:p>
      <text:p text:style-name="P23"><text:span text:style-name="T22">a) </text:span><text:span text:style-name="T23">b</text:span><text:span text:style-name="T22">fr</text:span><text:span text:style-name="T32">i</text:span><text:span text:style-name="T36"> = </text:span><text:span text:style-name="T39">floor(</text:span><text:span text:style-name="T37">B /</text:span><text:span text:style-name="T36"> P</text:span><text:span text:style-name="T35">r</text:span><text:span text:style-name="T36"> + bytes(SSN)</text:span><text:span text:style-name="T39">)</text:span><text:span text:style-name="T36"> = </text:span><text:span text:style-name="T39">floor(</text:span><text:span text:style-name="T37">512 / (</text:span><text:span text:style-name="T42">7</text:span><text:span text:style-name="T36"> + 9</text:span><text:span text:style-name="T37">)</text:span><text:span text:style-name="T39">)</text:span><text:span text:style-name="T36"> = </text:span><text:span text:style-name="T39">floor(</text:span><text:span text:style-name="T37">512 / </text:span><text:span text:style-name="T36">1</text:span><text:span text:style-name="T42">6</text:span><text:span text:style-name="T39">)</text:span><text:span text:style-name="T36"> </text:span><text:span text:style-name="T37">= 3</text:span><text:span text:style-name="T42">2</text:span><text:span text:style-name="T37"> index records per block</text:span></text:p>
      <text:p text:style-name="P24"><text:span text:style-name="T36">b) </text:span><text:span text:style-name="T37">r</text:span><text:span text:style-name="T33">i</text:span><text:span text:style-name="T37"> = r = 30_000 index records needed; b</text:span><text:span text:style-name="T33">i</text:span><text:span text:style-name="T37"> = </text:span><text:span text:style-name="T39">ceil(</text:span><text:span text:style-name="T37">r</text:span><text:span text:style-name="T33">i</text:span><text:span text:style-name="T37"> / </text:span><text:span text:style-name="T38">b</text:span><text:span text:style-name="T36">fr</text:span><text:span text:style-name="T32">i</text:span><text:span text:style-name="T39">)</text:span><text:span text:style-name="T32"> </text:span><text:span text:style-name="T37">= </text:span><text:span text:style-name="T39">ceil(30_000 / 3</text:span><text:span text:style-name="T42">2</text:span><text:span text:style-name="T39">) = </text:span><text:span text:style-name="T42">938</text:span><text:span text:style-name="T40"> first level index blocks needed</text:span></text:p>
      <text:p text:style-name="P25"><text:span text:style-name="T40">c</text:span><text:span text:style-name="T36">) # of levels needed = ceil(log</text:span><text:span text:style-name="T32">fo </text:span><text:span text:style-name="T36">r</text:span><text:span text:style-name="T32">i1</text:span><text:span text:style-name="T36">) = ceil(log</text:span><text:span text:style-name="T32">3</text:span><text:span text:style-name="T34">2</text:span><text:span text:style-name="T32"> </text:span><text:span text:style-name="T41">30_000) = </text:span><text:span text:style-name="T42">3 levels need for multi-level index</text:span></text:p>
      <text:p text:style-name="P26"><text:span text:style-name="T36">d) </text:span><text:span text:style-name="T43">bfr</text:span><text:span text:style-name="T35">i2</text:span><text:span text:style-name="T43"> = floor(B / P + bytes(SSN)) = floor(512 / (6 + 9)) = floor(512 / 15) = 34;</text:span></text:p>
      <text:p text:style-name="P27"><text:span text:style-name="T43"><text:tab/>r</text:span><text:span text:style-name="T35">i2</text:span><text:span text:style-name="T43"> = b</text:span><text:span text:style-name="T35">i</text:span><text:span text:style-name="T43"> = 936; b</text:span><text:span text:style-name="T35">i2</text:span><text:span text:style-name="T43"> = ceil(r</text:span><text:span text:style-name="T35">i2</text:span><text:span text:style-name="T43"> / bfr</text:span><text:span text:style-name="T35">i2</text:span><text:span text:style-name="T43">) = ceil(936 / 34) = 28; b</text:span><text:span text:style-name="T35">i3</text:span><text:span text:style-name="T43"> = ceil(b</text:span><text:span text:style-name="T35">i2</text:span><text:span text:style-name="T43"> / <text:tab/>bfr</text:span><text:span text:style-name="T35">i2</text:span><text:span text:style-name="T43">) = 1; 938 + 28 + 1 = 967 blocks required by the multi-level index</text:span></text:p>
      <text:p text:style-name="P28"><text:span text:style-name="T43">e</text:span><text:span text:style-name="T36">) </text:span><text:span text:style-name="T44">One block access per level, three levels, and one block access for data: 4 block accesses to retrieve a record</text:span></text:p>
      <text:p text:style-name="P25"><text:span text:style-name="T42"/></text:p>
      <text:p text:style-name="P29"/>
      <text:p text:style-name="P4">Chapter 14</text:p>
      <text:p text:style-name="P10">14.1<text:span text:style-name="T21">2 (5 pts.) </text:span><text:span text:style-name="T13">List the ACID properties. Explain the usefulness of each.</text:span></text:p>
      <text:p text:style-name="P11"><text:span text:style-name="T15">Response: </text:span></text:p>
      <text:p text:style-name="P12"><text:span text:style-name="T15">A</text:span><text:span text:style-name="T14">tomicity – transactions are atomic, all steps must be completed or none of them are completed</text:span></text:p>
      <text:p text:style-name="P12"><text:span text:style-name="T14">Consistency – all integrity constraints must be held before and after execution of a transaction (not necessarily held during transaction)</text:span></text:p>
      <text:p text:style-name="P12"><text:span text:style-name="T14">Isolation – </text:span><text:span text:style-name="T16">all transa</text:span><text:span text:style-name="T17">c</text:span><text:span text:style-name="T16">tions cannot gain access to an inconsistent database, </text:span><text:span text:style-name="T18">transactions are treated as running independently of other transactions</text:span></text:p>
      <text:p text:style-name="P12"><text:span text:style-name="T14">Durability – </text:span><text:span text:style-name="T18">once a transaction is completed, the data change is permanent</text:span></text:p>
      <text:p text:style-name="P12"><text:span text:style-name="T18"/></text:p>
      <text:p text:style-name="P10"><text:span text:style-name="T21">14.13 (2 pts.) No explanations nee</text:span>ded. <text:span text:style-name="T19">During its execution, a transaction passes through several states, until it finally commits or aborts. List all possible sequences of states through which a transaction may pass. </text:span><text:span text:style-name="T48">Explain why each state transition may occur.</text:span></text:p>
      <text:p text:style-name="P11"><text:span text:style-name="T23">Response: </text:span></text:p>
      <text:p text:style-name="P13"><text:span text:style-name="T23"><text:tab/>Active -&gt; partially committed -&gt; committed</text:span></text:p>
      <text:p text:style-name="P13"><text:span text:style-name="T23"><text:tab/>Active -&gt; partially committed -&gt; aborted</text:span></text:p>
      <text:p text:style-name="P13"><text:span text:style-name="T23"><text:tab/>Active -&gt; failed -&gt; aborted</text:span></text:p>
      <text:p text:style-name="P13"><text:span text:style-name="T23"/></text:p>
      <text:p text:style-name="P10">14.14 (2 pts.) <text:span text:style-name="T20">Explain the distinction between the terms serial schedule and serializable schedule.</text:span></text:p>
      <text:p text:style-name="P15"><text:span text:style-name="T24">Response: </text:span><text:span text:style-name="T25">A serial schedule is a schedule wherein each instruction in a transaction follows each other sequentially. A serializable schedule is a schedule </text:span><text:span text:style-name="T26">that is equivalent to a serial schedule, equivalent either via conflict or view equivalence.</text:span></text:p>
      <text:p text:style-name="P15"><text:span text:style-name="T26"/></text:p>
      <text:p text:style-name="P4"><text:soft-page-break/>Chapters 15 &amp; 16</text:p>
      <text:p text:style-name="P3">15.40 (8 pts.) – This question is not included in the textbook.</text:p>
      <text:p text:style-name="P3">Define or explain briefly the following terms. </text:p>
      <text:p text:style-name="Text_20_body"><text:span text:style-name="T3">Ø</text:span><text:span text:style-name="T1"> </text:span><text:span text:style-name="T4">2PL</text:span></text:p>
      <text:p text:style-name="Text_20_body"><text:span text:style-name="T3">Ø</text:span><text:span text:style-name="T1"> </text:span><text:span text:style-name="T4">Deadlock</text:span></text:p>
      <text:p text:style-name="Text_20_body"><text:span text:style-name="T3">Ø</text:span><text:span text:style-name="T1"> </text:span><text:span text:style-name="T4">Deferred database modification</text:span></text:p>
      <text:p text:style-name="P16"><text:span text:style-name="T3">Ø</text:span><text:span text:style-name="T1"> </text:span><text:span text:style-name="T4">Checkpoint</text:span></text:p>
      <text:p text:style-name="P11"><text:span text:style-name="T23">Response: </text:span></text:p>
      <text:p text:style-name="P14"><text:span text:style-name="T23">2</text:span><text:span text:style-name="T22">PL: </text:span><text:span text:style-name="T27">Two phase locking: helps ensure secure concurrency access for database transactions by locking and unlocking data in shifts</text:span></text:p>
      <text:p text:style-name="P14"><text:span text:style-name="T22">Deadlock: </text:span><text:span text:style-name="T29">a situation wherein two actions compete for use of resources and neither one of them completes</text:span></text:p>
      <text:p text:style-name="P14"><text:span text:style-name="T22">Deferred Database Modification: </text:span><text:span text:style-name="T29">all transactions are written into temporary storage before being written into the database</text:span></text:p>
      <text:p text:style-name="P14"><text:span text:style-name="T22">Checkpoint: </text:span><text:span text:style-name="T28">a log that keeps track of </text:span><text:span text:style-name="T29">each committed transaction since the last checkpo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erif"/>
    <style:font-face style:name="Wingdings" svg:font-family="Wingdings"/>
    <style:font-face style:name="Palatino-Roman" svg:font-family="Palatino-Roman" style:font-family-generic="roman"/>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6T00:36:57.682691000</meta:creation-date>
    <dc:date>2015-04-08T21:29:54.291994000</dc:date>
    <meta:editing-duration>PT10H13M11S</meta:editing-duration>
    <meta:editing-cycles>29</meta:editing-cycles>
    <meta:generator>LibreOffice/4.2.8.2$MacOSX_x86 LibreOffice_project/48d50dbfc06349262c9d50868e5c1f630a573ebd</meta:generator>
    <meta:document-statistic meta:table-count="0" meta:image-count="0" meta:object-count="0" meta:page-count="4" meta:paragraph-count="86" meta:word-count="1093" meta:character-count="6482" meta:non-whitespace-character-count="5446"/>
  </office:meta>
</office:document-meta>
</file>